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67127" officeooo:paragraph-rsid="00167127"/>
    </style:style>
    <style:style style:name="P3" style:family="paragraph" style:parent-style-name="Standard">
      <style:paragraph-properties fo:text-align="center" style:justify-single-word="false"/>
      <style:text-properties officeooo:rsid="00167127" officeooo:paragraph-rsid="00167127"/>
    </style:style>
    <style:style style:name="P4" style:family="paragraph" style:parent-style-name="Standard">
      <style:paragraph-properties fo:text-align="center" style:justify-single-word="false"/>
      <style:text-properties officeooo:rsid="0016fff5" officeooo:paragraph-rsid="0016fff5"/>
    </style:style>
    <style:style style:name="P5" style:family="paragraph" style:parent-style-name="Standard">
      <style:paragraph-properties fo:text-align="start" style:justify-single-word="false"/>
      <style:text-properties officeooo:rsid="0016fff5" officeooo:paragraph-rsid="0016f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________________________________________________________________________________</text:p>
      <text:p text:style-name="P3"/>
      <text:p text:style-name="P4">Gruppe 1</text:p>
      <text:p text:style-name="P5">Nur schulisch nutzen</text:p>
      <text:p text:style-name="P5"/>
      <text:p text:style-name="P5">Netz: Ausbildung_2</text:p>
      <text:p text:style-name="P5">Voucher: 81549-69518<text:line-break/></text:p>
      <text:p text:style-name="P5"/>
      <text:p text:style-name="P5">26685-1694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07:57:05.957000000</meta:creation-date>
    <dc:date>2021-12-01T09:11:53.052000000</dc:date>
    <meta:editing-duration>PT2M43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6" meta:word-count="11" meta:character-count="158" meta:non-whitespace-character-count="152"/>
  </office:meta>
</office:document-meta>
</file>